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a resolver el apartado <text:span text:style-name="Strong_20_Emphasis">c</text:span> del ejercicio, se debe encontrar una solución para el caso en que un socio pueda desempeñar múltiples roles (como voluntario, adoptante y donante), manteniendo la funcionalidad actual y asegurando la consistencia de los datos y la reutilización de métodos.</text:p>
      <text:h text:style-name="Heading_20_3" text:outline-level="3">Discusión y desarrollo de la solución</text:h>
      <text:h text:style-name="Heading_20_4" text:outline-level="4">Problemática</text:h>
      <text:p text:style-name="Text_20_body">En la implementación descrita, los roles están separados como clases individuales, lo que dificulta representar a un socio que tiene múltiples roles. Esto se debe a que Java no permite herencia múltiple directa. Si tratamos de extender múltiples clases (como <text:span text:style-name="Source_20_Text">Voluntario</text:span>, <text:span text:style-name="Source_20_Text">Adoptante</text:span> y <text:span text:style-name="Source_20_Text">Donante</text:span>), obtendremos un conflicto de diseño.</text:p>
      <text:h text:style-name="Heading_20_4" text:outline-level="4">Solución propuesta: Composición y Patrón de Decorador</text:h>
      <text:p text:style-name="Text_20_body">Una posible solución es utilizar <text:span text:style-name="Strong_20_Emphasis">composición</text:span> y/o el <text:span text:style-name="Strong_20_Emphasis">patrón de decorador</text:span> para representar roles adicionales. En lugar de tratar a un socio como una instancia de una clase específica (por ejemplo, <text:span text:style-name="Source_20_Text">Voluntario</text:span>), podemos:</text:p>
      <text:list xml:id="list772794626" text:style-name="L1">
        <text:list-item>
          <text:p text:style-name="P2">Crear una clase base <text:span text:style-name="Source_20_Text">Socio</text:span> que almacene la información general del socio.</text:p>
        </text:list-item>
        <text:list-item>
          <text:p text:style-name="P2">Manejar los roles como interfaces o composiciones que extienden las funcionalidades de <text:span text:style-name="Source_20_Text">Socio</text:span>.</text:p>
        </text:list-item>
        <text:list-item>
          <text:p text:style-name="P1">Asociar roles dinámicamente a un socio utilizando un contenedor de roles.</text:p>
        </text:list-item>
      </text:list>
      <text:h text:style-name="Heading_20_4" text:outline-level="4">Detalle de la implementación</text:h>
      <text:list xml:id="list3285384929" text:style-name="L2">
        <text:list-item>
          <text:p text:style-name="P4"><text:span text:style-name="Strong_20_Emphasis">Clase base </text:span><text:span text:style-name="Strong_20_Emphasis"><text:span text:style-name="Source_20_Text">Socio</text:span></text:span><text:span text:style-name="Strong_20_Emphasis">:</text:span></text:p>
          <text:list>
            <text:list-item>
              <text:p text:style-name="P4">Contendrá atributos generales, como <text:span text:style-name="Source_20_Text">id</text:span>, <text:span text:style-name="Source_20_Text">nombre</text:span>, etc.</text:p>
            </text:list-item>
          </text:list>
        </text:list-item>
        <text:list-item>
          <text:p text:style-name="P4"><text:span text:style-name="Strong_20_Emphasis">Interfaces para los roles:</text:span></text:p>
          <text:list>
            <text:list-item>
              <text:p text:style-name="P4">Crear interfaces como <text:span text:style-name="Source_20_Text">Voluntario</text:span>, <text:span text:style-name="Source_20_Text">Adoptante</text:span> y <text:span text:style-name="Source_20_Text">Donante</text:span>, cada una con los métodos específicos para ese rol.</text:p>
            </text:list-item>
          </text:list>
        </text:list-item>
        <text:list-item>
          <text:p text:style-name="P4"><text:span text:style-name="Strong_20_Emphasis">Clases decoradoras o componentes:</text:span></text:p>
          <text:list>
            <text:list-item>
              <text:p text:style-name="P4">Implementar decoradores o composiciones para añadir funcionalidad de los roles a los objetos de la clase <text:span text:style-name="Source_20_Text">Socio</text:span>.</text:p>
            </text:list-item>
          </text:list>
        </text:list-item>
        <text:list-item>
          <text:p text:style-name="P4"><text:span text:style-name="Strong_20_Emphasis">Asociación dinámica de roles:</text:span></text:p>
          <text:list>
            <text:list-item>
              <text:p text:style-name="P3">Utilizar una lista o mapa dentro de <text:span text:style-name="Source_20_Text">Socio</text:span> para almacenar los roles adicionales.</text:p>
            </text:list-item>
          </text:list>
        </text:list-item>
      </text:list>
      <text:h text:style-name="Heading_20_4" text:outline-level="4">Ventajas de esta solución</text:h>
      <text:list xml:id="list384810752" text:style-name="L3">
        <text:list-item>
          <text:p text:style-name="P6">Flexibilidad: Permite que un socio tenga múltiples roles sin conflictos de herencia.</text:p>
        </text:list-item>
        <text:list-item>
          <text:p text:style-name="P6">Reutilización: Los métodos específicos de cada rol se definen una sola vez y pueden ser utilizados por cualquier socio con ese rol.</text:p>
        </text:list-item>
        <text:list-item>
          <text:p text:style-name="P5">Consistencia: Se asegura que los atributos y métodos estén organizados adecuadamente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9T18:44:50.249000000</meta:creation-date>
    <dc:date>2024-11-19T18:45:30.515000000</dc:date>
    <meta:editing-duration>PT41S</meta:editing-duration>
    <meta:editing-cycles>1</meta:editing-cycles>
    <meta:document-statistic meta:table-count="0" meta:image-count="0" meta:object-count="0" meta:page-count="1" meta:paragraph-count="22" meta:word-count="311" meta:character-count="1995" meta:non-whitespace-character-count="1720"/>
    <meta:generator>LibreOffice/7.3.7.2$Windows_X86_64 LibreOffice_project/e114eadc50a9ff8d8c8a0567d6da8f454beeb84f</meta:generator>
  </office:meta>
</office:document-meta>
</file>